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Обычный_5f_2_5f_2_5f_1">
      <style:graphic-properties draw:stroke="none" draw:fill="none" fo:min-height="11.55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 loext:decorative="false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932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12" style:family="paragraph">
      <style:paragraph-properties fo:margin-top="0.1cm" fo:margin-bottom="0.1cm" fo:text-align="start"/>
      <style:text-properties style:font-name="DejaVu Sans1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39" style:family="text">
      <style:text-properties style:font-name="Droid Sans Mono" fo:font-size="16pt" fo:language="ru" fo:country="RU" style:font-size-asian="16pt" style:font-size-complex="16pt"/>
    </style:style>
    <style:style style:name="T40" style:family="text">
      <style:text-properties style:font-name="Droid Sans Mono" fo:font-size="14pt" fo:language="ru" fo:country="RU" style:font-size-asian="14pt" style:font-size-complex="14pt"/>
    </style:style>
    <style:style style:name="T4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4.932cm" svg:x="1cm" svg:y="4.09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  <text:p text:style-name="P3"><text:span text:style-name="T6"/></text:p>
            <text:p text:style-name="P3"><text:span text:style-name="T6">2018 GPT, Большие языковые модели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3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2">Лексика</text:span><text:span text:style-name="T3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4">пример обработки текста для определения тона</text:span></text:p>
            <text:p text:style-name="P3"><text:span text:style-name="T34"/></text:p>
            <text:p text:style-name="P3"><text:span text:style-name="T35">определение языка</text:span></text:p>
            <text:p text:style-name="P3"><text:span text:style-name="T34"/></text:p>
            <text:p text:style-name="P8"><text:span text:style-name="T35">токенизация <text:s/></text:span></text:p>
            <text:p text:style-name="P3"><text:span text:style-name="T35"><text:line-break/></text:span><text:span text:style-name="T35">коррекция орфографических ошибок</text:span></text:p>
            <text:p text:style-name="P8"><text:span text:style-name="T35"/></text:p>
            <text:p text:style-name="P8"><text:span text:style-name="T35">лемматизация</text:span></text:p>
            <text:p text:style-name="P8"><text:span text:style-name="T35"/></text:p>
            <text:p text:style-name="P3"><text:span text:style-name="T35">частотный анализ (извлечение признаков)</text:span><text:span text:style-name="T35"><text:line-break/></text:span><text:span text:style-name="T35"><text:line-break/></text:span><text:span text:style-name="T35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6">NLP </text:span><text:span text:style-name="T37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4" draw:text-style-name="P16" draw:layer="layout" svg:width="25.8cm" svg:height="11.809cm" svg:x="1.2cm" svg:y="4.391cm">
          <draw:text-box>
            <text:p><text:span text:style-name="T38">Литература</text:span></text:p>
            <text:p><text:span text:style-name="T39"/></text:p>
            <text:p><text:span text:style-name="T40">Борисов Е.С. Методы машинного обучения. 2026</text:span></text:p>
            <text:p><text:span text:style-name="T41"><text:a xlink:href="https://github.com/mechanoid5/ml_lectorium_2026_I" xlink:type="simple">https://github.com/mechanoid5/ml_lectorium_2026_I</text:a></text:span></text:p>
            <text:p text:style-name="P15"><text:span text:style-name="T41"/></text:p>
            <text:p text:style-name="P15"><text:span text:style-name="T41">Борисов Е.С. Методы обработки текстов на естественном </text:span><text:span text:style-name="T41">языке. 2026</text:span></text:p>
            <text:p text:style-name="P15"><text:span text:style-name="T41"><text:a xlink:href="https://github.com/mechanoid5/ml_nlp_2026_I" xlink:type="simple">https://github.com/mechanoid5/ml_nlp_2026_I</text:a></text:span></text:p>
            <text:p text:style-name="P15"><text:span text:style-name="T41"/></text:p>
            <text:p text:style-name="P15"><text:span text:style-name="T39"/></text:p>
            <text:p text:style-name="P15"><text:span text:style-name="T42">Турдаков Д.Ю. Основы обработки текстов. ИСП РАН, 2017</text:span></text:p>
            <text:p text:style-name="P15"><text:span text:style-name="T42"><text:a xlink:href="https://www.youtube.com/playlist?list=PL5cBzMoPJgCUn6TbfhqilyToW5lScOdd3" xlink:type="simple">https://www.youtube.com/playlist?list=PL5cBzMoPJgCUn6TbfhqilyToW5lScOdd3</text:a></text:span></text:p>
            <text:p text:style-name="P15"><text:span text:style-name="T42"/></text:p>
            <text:p text:style-name="P15"><text:span text:style-name="T42">Турдаков Д.Ю. Основы обработки текстов. ИСП РАН, 2021</text:span></text:p>
            <text:p text:style-name="P15"><text:span text:style-name="T42"><text:a xlink:href="https://www.youtube.com/playlist?list=PL5cBzMoPJgCXFdSvWaunOy4cILirW1lMD" xlink:type="simple">https://www.youtube.com/playlist?list=PL5cBzMoPJgCXFdSvWaunOy4cILirW1lMD</text:a></text:span></text:p>
            <text:p text:style-name="P15"><text:span text:style-name="T4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2-26T11:35:19.803765612</dc:date>
    <meta:editing-duration>P2DT20H29M19S</meta:editing-duration>
    <meta:editing-cycles>710</meta:editing-cycles>
    <meta:generator>LibreOffice/25.8.4.2$Linux_X86_64 LibreOffice_project/580$Build-2</meta:generator>
    <meta:print-date>2024-02-08T14:15:24.354376908</meta:print-date>
    <meta:printed-by>Файлы PDF</meta:printed-by>
    <meta:document-statistic meta:object-count="79"/>
  </office:meta>
</office:document-meta>
</file>